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28cm" svg:height="0.337cm" svg:x="2.336cm" svg:y="2.528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3.829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4.936cm" svg:y="1.23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3.636cm" svg:y="5.13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6.236cm" svg:y="5.131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2.336cm" svg:y="6.432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7.536cm" svg:y="7.732cm">
          <draw:image xlink:href="Pictures/10000201000001F4000001F4A7D57751.png" xlink:type="simple" xlink:show="embed" xlink:actuate="onLoad">
            <text:p/>
          </draw:image>
        </draw:frame>
        <draw:frame draw:style-name="gr5" draw:text-style-name="P2" draw:layer="layout" svg:width="0.718cm" svg:height="0.692cm" svg:x="3.488cm" svg:y="1.0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6.0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0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4.788cm" svg:y="2.3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3.488cm" svg:y="2.3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4.9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388cm" svg:y="2.3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2.1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188cm" svg:y="3.6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3.688cm" svg:y="3.6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4.7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4.788cm" svg:y="4.9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3.688cm" svg:y="4.9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188cm" svg:y="4.944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8:41:28.592535309</dc:date>
    <dc:creator>elucterio </dc:creator>
    <meta:editing-duration>PT39M54S</meta:editing-duration>
    <meta:editing-cycles>14</meta:editing-cycles>
    <meta:generator>LibreOffice/4.2.8.2$Linux_X86_64 LibreOffice_project/420m0$Build-2</meta:generator>
    <meta:document-statistic meta:object-count="54"/>
  </office:meta>
</office:document-meta>
</file>